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App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Append</text:h>
                    <text:list>
                        <text:list-item>
                            <text:h text:style-name="Heading_20_2" text:outline-level="2">Description</text:h>
                        </text:list-item>
                    </text:list>
                </text:list-item>
            </text:list>

            <text:p text:style-name="Standard">Appends data to a file. It will create the file if it doesn't already exist. The data can be a string or a blob.</text:p>

            
                <text:list xml:id="list_FileAppend2" text:continue-numbering="true" text:continue-list="list_FileApp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Append5"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he full path of the file to be written.</text:p>,
                                            <text:list xml:id="list_FileAppend6" text:continue-numbering="true" text:continue-list="list_FileAppend5"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Content to be written. It can be a string or a blob. If the content is a blob, the <text:span text:style-name="backtick">encoding</text:span> property is ignored.</text:p>,
                                            <text:list xml:id="list_FileAppend7" text:continue-numbering="true" text:continue-list="list_FileAppen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Encoding type of string content. The following values are allowed: <text:span text:style-name="backtick">"ascii"</text:span>, <text:span text:style-name="backtick">"base64"</text:span>, <text:span text:style-name="backtick">"hex"</text:span>, <text:span text:style-name="backtick">"ucs2"</text:span>, <text:span text:style-name="backtick">"ucs-2"</text:span>, <text:span text:style-name="backtick">"utf16le"</text:span>, <text:span text:style-name="backtick">"utf-16le"</text:span>, <text:span text:style-name="backtick">"utf8"</text:span>, <text:span text:style-name="backtick">"utf-8"</text:span>, <text:span text:style-name="backtick">"binary"</text:span> or <text:span text:style-name="backtick">"latin1"</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Append8" text:continue-numbering="true" text:continue-list="list_FileAppe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Append9" text:continue-numbering="true" text:continue-list="list_FileAppe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Append10" text:continue-numbering="true" text:continue-list="list_FileAppe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Append11" text:continue-numbering="true" text:continue-list="list_FileAppe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Append12" text:continue-numbering="true" text:continue-list="list_FileAppe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Append3" text:continue-numbering="true" text:continue-list="list_FileAppend2" text:style-name="Outline">
                    <text:list-item>
                        <text:list>
                            <text:list-item>
                                <text:h text:style-name="Heading_20_2" text:outline-level="2">Inputs</text:h>
                            </text:list-item>
                        </text:list>
                    </text:list-item>
                </text:list>

                
                            <text:list xml:id="list_FileAppe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Append4" text:continue-numbering="true" text:continue-list="list_FileAppend3" text:style-name="Outline">
                    <text:list-item>
                        <text:list>
                            <text:list-item>
                                <text:h text:style-name="Heading_20_2" text:outline-level="2">Outputs</text:h>
                            </text:list-item>
                        </text:list>
                    </text:list-item>
                </text:list>

                
                            <text:list xml:id="list_FileAppe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